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7abd" officeooo:paragraph-rsid="000d7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ty VPN </text:p>
      <text:p text:style-name="P1">Design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20:53:57.563131383</meta:creation-date>
    <dc:date>2022-01-22T20:55:29.661792382</dc:date>
    <meta:editing-duration>PT1M3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29" meta:non-whitespace-character-count="26"/>
  </office:meta>
</office:document-meta>
</file>